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6.94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Impacto da alteração da associatividade na cache</text:p>
          </draw:text-box>
        </draw:frame>
        <draw:frame draw:style-name="gr1" draw:text-style-name="P1" draw:layer="layout" svg:width="23.992cm" svg:height="9.999cm" svg:x="2.678cm" svg:y="3.81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4" draw:layer="layout" svg:width="26.035cm" svg:height="6.945cm" svg:x="1.27cm" svg:y="-1.23cm" presentation:class="title" presentation:user-transformed="true">
          <draw:text-box>
            <text:p text:style-name="P1">Impacto da alteração da associatividade na memória principal</text:p>
          </draw:text-box>
        </draw:frame>
        <draw:frame draw:style-name="gr1" draw:text-style-name="P1" draw:layer="layout" svg:width="23.992cm" svg:height="9.999cm" svg:x="2.678cm" svg:y="3.8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5T16:54:27.323105599</meta:creation-date>
    <dc:date>2022-04-15T20:08:00.613899381</dc:date>
    <meta:editing-duration>PT13M49S</meta:editing-duration>
    <meta:editing-cycles>5</meta:editing-cycles>
    <meta:generator>LibreOffice/7.2.6.2$Linux_X86_64 LibreOffice_project/20$Build-2</meta:generator>
    <meta:document-statistic meta:object-count="2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93cm" svg:height="10cm" xlink:href="." xlink:type="simple" chart:class="chart:bar" chart:style-name="ch1">
        <chart:legend chart:legend-position="end" svg:x="18.502cm" svg:y="4.203cm" style:legend-expansion="high" chart:style-name="ch2"/>
        <chart:plot-area chart:style-name="ch3" chart:data-source-has-labels="both" svg:x="0.479cm" svg:y="0.2cm" svg:width="17.544cm" svg:height="9.6cm">
          <chart:coordinate-region svg:x="2.794cm" svg:y="0.2cm" svg:width="15.042cm" svg:height="8.953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repeated="10"/>
          </chart:series>
          <chart:series chart:style-name="ch9" chart:values-cell-range-address="local-table.$D$2:.$D$11" chart:label-cell-address="local-table.$D$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ociatividade 1</text:p>
              </table:table-cell>
              <table:table-cell office:value-type="string">
                <text:p>Caso Base - Associatividade 2</text:p>
              </table:table-cell>
              <table:table-cell office:value-type="string">
                <text:p>Associatividade 4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Total Miss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otal Hit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93cm" svg:height="10cm" xlink:href="." xlink:type="simple" chart:class="chart:bar" chart:style-name="ch1">
        <chart:legend chart:legend-position="end" svg:x="18.502cm" svg:y="4.203cm" style:legend-expansion="high" chart:style-name="ch2"/>
        <chart:plot-area chart:style-name="ch3" chart:data-source-has-labels="both" svg:x="0.479cm" svg:y="0.2cm" svg:width="17.544cm" svg:height="9.6cm">
          <chart:coordinate-region svg:x="2.794cm" svg:y="0.2cm" svg:width="14.949cm" svg:height="8.953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ociatividade 1</text:p>
              </table:table-cell>
              <table:table-cell office:value-type="string">
                <text:p>Caso Base - Associatividade 2</text:p>
              </table:table-cell>
              <table:table-cell office:value-type="string">
                <text:p>Associatividade 4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790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730">
                <text:p>7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